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40000006F1802911F0BC787F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1" fo:font-size="16pt" style:font-size-asian="16pt" style:font-size-complex="16pt"/>
    </style:style>
    <style:style style:name="P2" style:family="paragraph" style:parent-style-name="Title">
      <style:text-properties style:font-name="Arial1" fo:font-size="16pt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officeooo:rsid="00152545" officeooo:paragraph-rsid="00152545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332d3"/>
    </style:style>
    <style:style style:name="P5" style:family="paragraph" style:parent-style-name="Título_20_del_20_índice_20_Arial" style:master-page-name="Standard">
      <style:paragraph-properties style:page-number="1"/>
    </style:style>
    <style:style style:name="P6" style:family="paragraph" style:parent-style-name="Bibliography_20_Heading">
      <style:text-properties fo:background-color="transparent"/>
    </style:style>
    <style:style style:name="P7" style:family="paragraph" style:parent-style-name="Cabecera_20_Arial">
      <style:paragraph-properties fo:text-align="center" style:justify-single-word="false"/>
      <style:text-properties fo:font-weight="bold" officeooo:rsid="0022f447" officeooo:paragraph-rsid="0022f447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6.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text-align="center" style:justify-single-word="false"/>
    </style:style>
    <style:style style:name="P10" style:family="paragraph" style:parent-style-name="Cuerpo_20_de_20_texto_20_Arial">
      <style:text-properties officeooo:rsid="001c1978" officeooo:paragraph-rsid="001c1978"/>
    </style:style>
    <style:style style:name="P11" style:family="paragraph" style:parent-style-name="Cuerpo_20_de_20_texto_20_Arial">
      <style:text-properties officeooo:rsid="001c1978" officeooo:paragraph-rsid="001f8524"/>
    </style:style>
    <style:style style:name="P12" style:family="paragraph" style:parent-style-name="Cuerpo_20_de_20_texto_20_Arial">
      <style:text-properties officeooo:paragraph-rsid="001f8524"/>
    </style:style>
    <style:style style:name="P13" style:family="paragraph" style:parent-style-name="Cuerpo_20_de_20_texto_20_Arial">
      <style:text-properties officeooo:rsid="00204c22" officeooo:paragraph-rsid="00204c22"/>
    </style:style>
    <style:style style:name="P14" style:family="paragraph" style:parent-style-name="Cuerpo_20_de_20_texto_20_Arial">
      <style:text-properties officeooo:rsid="0022f447" officeooo:paragraph-rsid="0022f447"/>
    </style:style>
    <style:style style:name="P15" style:family="paragraph" style:parent-style-name="Cuerpo_20_de_20_texto_20_Arial" style:list-style-name="L2">
      <style:text-properties officeooo:rsid="002be80f" officeooo:paragraph-rsid="002be80f"/>
    </style:style>
    <style:style style:name="P16" style:family="paragraph" style:parent-style-name="Cuerpo_20_de_20_texto_20_Arial" style:list-style-name="L4">
      <style:text-properties officeooo:paragraph-rsid="002be80f"/>
    </style:style>
    <style:style style:name="P17" style:family="paragraph" style:parent-style-name="Cuerpo_20_de_20_texto_20_Arial" style:list-style-name="L4">
      <style:text-properties fo:font-style="italic" officeooo:paragraph-rsid="002be80f" style:font-style-asian="italic" style:font-style-complex="italic"/>
    </style:style>
    <style:style style:name="P18" style:family="paragraph" style:parent-style-name="Cuerpo_20_de_20_texto_20_Arial" style:list-style-name="L4">
      <style:text-properties fo:font-style="italic" officeooo:rsid="002ce96c" officeooo:paragraph-rsid="002ce96c" style:font-style-asian="italic" style:font-style-complex="italic"/>
    </style:style>
    <style:style style:name="P19" style:family="paragraph" style:parent-style-name="Cuerpo_20_de_20_texto_20_Arial" style:list-style-name="L4">
      <style:text-properties fo:font-style="normal" officeooo:paragraph-rsid="002be80f" style:font-style-asian="normal" style:font-style-complex="normal"/>
    </style:style>
    <style:style style:name="P20" style:family="paragraph" style:parent-style-name="Cuerpo_20_de_20_texto_20_Arial" style:list-style-name="L4">
      <style:text-properties fo:font-style="normal" officeooo:rsid="002ce96c" officeooo:paragraph-rsid="002ce96c" style:font-style-asian="normal" style:font-style-complex="normal"/>
    </style:style>
    <style:style style:name="P21" style:family="paragraph" style:parent-style-name="Cuerpo_20_de_20_texto_20_Arial">
      <style:text-properties officeooo:rsid="002ce96c" officeooo:paragraph-rsid="002ce96c"/>
    </style:style>
    <style:style style:name="P22" style:family="paragraph" style:parent-style-name="Header">
      <style:text-properties style:font-name="Arial1" officeooo:rsid="001719d1" officeooo:paragraph-rsid="001719d1"/>
    </style:style>
    <style:style style:name="P23" style:family="paragraph" style:parent-style-name="Index_20_Heading" style:master-page-name="Standard">
      <style:paragraph-properties style:page-number="1"/>
    </style:style>
    <style:style style:name="P24" style:family="paragraph" style:parent-style-name="Index_20_Heading" style:master-page-name="Standard">
      <style:paragraph-properties style:page-number="1"/>
      <style:text-properties officeooo:rsid="00152545"/>
    </style:style>
    <style:style style:name="P25" style:family="paragraph" style:parent-style-name="Text_20_body">
      <style:paragraph-properties fo:text-align="start" style:justify-single-word="false"/>
      <style:text-properties officeooo:rsid="00152545" officeooo:paragraph-rsid="00152545"/>
    </style:style>
    <style:style style:name="P26" style:family="paragraph" style:parent-style-name="Text_20_body">
      <style:text-properties style:font-name="Arial1" fo:font-size="16pt" style:font-size-asian="16pt" style:font-size-complex="16pt"/>
    </style:style>
    <style:style style:name="P27" style:family="paragraph" style:parent-style-name="Text_20_body">
      <style:text-properties style:font-name="Arial1" fo:font-size="16pt" officeooo:paragraph-rsid="0032d032" style:font-size-asian="16pt" style:font-size-complex="16pt"/>
    </style:style>
    <style:style style:name="P28" style:family="paragraph" style:parent-style-name="Text_20_body" style:master-page-name="Páginas_20_sin_20_numeración">
      <style:paragraph-properties fo:margin-left="0cm" fo:margin-right="0cm" fo:text-align="center" style:justify-single-word="false" fo:text-indent="0cm" style:auto-text-indent="false" style:page-number="auto"/>
      <style:text-properties officeooo:paragraph-rsid="001332d3"/>
    </style:style>
    <style:style style:name="T1" style:family="text">
      <style:text-properties style:font-name="Arial1" fo:font-size="16pt" style:font-size-asian="16pt" style:font-size-complex="16pt"/>
    </style:style>
    <style:style style:name="T2" style:family="text">
      <style:text-properties style:font-name="Arial1" fo:font-size="16pt" officeooo:rsid="001332d3" style:font-size-asian="16pt" style:font-size-complex="16pt"/>
    </style:style>
    <style:style style:name="T3" style:family="text">
      <style:text-properties style:font-name="Arial1" fo:font-size="16pt" officeooo:rsid="001719d1" style:font-size-asian="16pt" style:font-size-complex="16pt"/>
    </style:style>
    <style:style style:name="T4" style:family="text">
      <style:text-properties style:font-name="Arial1" fo:font-size="16pt" officeooo:rsid="001e6cd4" style:font-size-asian="16pt" style:font-size-complex="16pt"/>
    </style:style>
    <style:style style:name="T5" style:family="text">
      <style:text-properties officeooo:rsid="0019b053"/>
    </style:style>
    <style:style style:name="T6" style:family="text">
      <style:text-properties officeooo:rsid="001f8524"/>
    </style:style>
    <style:style style:name="T7" style:family="text">
      <style:text-properties officeooo:rsid="0021d3b0"/>
    </style:style>
    <style:style style:name="T8" style:family="text">
      <style:text-properties officeooo:rsid="00261303"/>
    </style:style>
    <style:style style:name="T9" style:family="text">
      <style:text-properties officeooo:rsid="0029d940"/>
    </style:style>
    <style:style style:name="T10" style:family="text">
      <style:text-properties officeooo:rsid="002be80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officeooo:rsid="002be80f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ce96c" style:font-style-asian="normal" style:font-style-complex="normal"/>
    </style:style>
    <style:style style:name="T15" style:family="text">
      <style:text-properties fo:font-style="normal" officeooo:rsid="002dadb4" style:font-style-asian="normal" style:font-style-complex="normal"/>
    </style:style>
    <style:style style:name="T16" style:family="text">
      <style:text-properties fo:font-style="normal" fo:font-weight="normal" officeooo:rsid="002be80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ce96c" style:font-style-asian="normal" style:font-weight-asian="normal" style:font-style-complex="normal" style:font-weight-complex="normal"/>
    </style:style>
    <style:style style:name="T18" style:family="text">
      <style:text-properties officeooo:rsid="002ce96c"/>
    </style:style>
    <style:style style:name="T19" style:family="text">
      <style:text-properties officeooo:rsid="002f10e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Title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itle"><text:span text:style-name="Strong_20_Emphasis"><text:span text:style-name="T1">Cicl</text:span></text:span><text:span text:style-name="Strong_20_Emphasis"><text:span text:style-name="T3">o</text:span></text:span><text:span text:style-name="Strong_20_Emphasis"><text:span text:style-name="T1">: </text:span></text:span><text:span text:style-name="Strong_20_Emphasis"><text:span text:style-name="T4">CFGS </text:span></text:span><text:span text:style-name="Strong_20_Emphasis"><text:span text:style-name="T1">Desarrollo </text:span></text:span><text:span text:style-name="Strong_20_Emphasis"><text:span text:style-name="T4">de Aplicaciones </text:span></text:span><text:span text:style-name="Strong_20_Emphasis"><text:span text:style-name="T1">Web</text:span></text:span></text:p>
      <text:p text:style-name="Title"><text:span text:style-name="Strong_20_Emphasis"><text:span text:style-name="T1">Centro: CIFP Pau Casesnoves</text:span></text:span></text:p>
      <text:p text:style-name="Title"><text:span text:style-name="Strong_20_Emphasis"><text:span text:style-name="T1">Alumno: </text:span></text:span><text:span text:style-name="Strong_20_Emphasis"><text:span text:style-name="T2">Fernando Gonzàlez Serrano</text:span></text:span></text:p>
      <text:p text:style-name="Title"><text:span text:style-name="Strong_20_Emphasis"><text:span text:style-name="T1">Tutor/a: </text:span></text:span><text:span text:style-name="Strong_20_Emphasis"><text:span text:style-name="T2">Carles Canals Gozalvez i Margalida Estrany Bonnin</text:span></text:span></text:p>
      <text:p text:style-name="Title"><text:span text:style-name="Strong_20_Emphasis"><text:span text:style-name="T1">Empresa: Hotel </text:span></text:span><text:span text:style-name="Strong_20_Emphasis"><text:span text:style-name="T2">Aura</text:span></text:span><text:span text:style-name="Strong_20_Emphasis"><text:span text:style-name="T1"> de Mallorca</text:span></text:span></text:p>
      <text:p text:style-name="Title"><text:span text:style-name="Strong_20_Emphasis"><text:span text:style-name="T1">Curso académico: 2023-2024</text:span>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<text:soft-page-break/>Índice de contenidos</text:p>
          </text:index-title>
          <text:p text:style-name="P8"><text:a xlink:type="simple" xlink:href="#__RefHeading___Toc16151_2325840103" text:style-name="Index_20_Link" text:visited-style-name="Index_20_Link">Datos personales, del centro y de la empresa<text:tab/>1</text:a></text:p>
          <text:p text:style-name="P8"><text:a xlink:type="simple" xlink:href="#__RefHeading___Toc16153_2325840103" text:style-name="Index_20_Link" text:visited-style-name="Index_20_Link">Título Arial 2<text:tab/>2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h text:style-name="Título_20_Arial" text:outline-level="1" text:is-list-header="true"><text:bookmark-start text:name="__RefHeading___Toc16151_2325840103"/><text:soft-page-break/><text:span text:style-name="T9">Datos</text:span> personal<text:span text:style-name="T9">e</text:span>s, del centr<text:span text:style-name="T9">o</text:span> <text:span text:style-name="T9">y</text:span> de l<text:span text:style-name="T9">a </text:span>empresa<text:bookmark-end text:name="__RefHeading___Toc16151_2325840103"/></text:h>
      <text:p text:style-name="P10"/>
      <text:list text:style-name="L2">
        <text:list-item>
          <text:p text:style-name="P15">Alumno: Fernando Gonzalez Serrano</text:p>
        </text:list-item>
        <text:list-item>
          <text:p text:style-name="P15">Tutor: Carles Canals Gozalvez y Margalida Estrany Bonnin (principal encargada de Inca, que es donde está la empresa).</text:p>
        </text:list-item>
        <text:list-item>
          <text:p text:style-name="P15">Datos de la empresa: </text:p>
        </text:list-item>
      </text:list>
      <text:list text:style-name="L4">
        <text:list-item>
          <text:list>
            <text:list-item>
              <text:p text:style-name="P16"><text:span text:style-name="T10">Nombre: </text:span></text:p>
              <text:p text:style-name="P16"><text:span text:style-name="T10">Homerti (Ca S’Amitger), </text:span></text:p>
            </text:list-item>
            <text:list-item>
              <text:p text:style-name="P16"><text:span text:style-name="Strong_20_Emphasis"><text:span text:style-name="T16">Estructura organizativa:</text:span></text:span></text:p>
              <text:list>
                <text:list-item>
                  <text:p text:style-name="P16"><text:span text:style-name="Strong_20_Emphasis"><text:span text:style-name="T12">Director general: </text:span></text:span></text:p>
                  <text:p text:style-name="P16"><text:span text:style-name="Strong_20_Emphasis"><text:span text:style-name="T17">R</text:span></text:span><text:span text:style-name="Strong_20_Emphasis"><text:span text:style-name="T16">esponsable máximo de la empresa y </text:span></text:span><text:span text:style-name="Strong_20_Emphasis"><text:span text:style-name="T17">con</text:span></text:span><text:span text:style-name="Strong_20_Emphasis"><text:span text:style-name="T16"> la función de dirigir y coordinar las actividades de todas las áreas.</text:span></text:span></text:p>
                </text:list-item>
                <text:list-item>
                  <text:p text:style-name="P17">Departamento de producto</text:p>
                  <text:p text:style-name="P19"><text:span text:style-name="T18">R</text:span>esponsable de desarrollar y lanzar nuevos productos y servicios. Está formado por los siguientes equipos:</text:p>
                  <text:list>
                    <text:list-item>
                      <text:p text:style-name="P19">Equipo de diseño: responsable de crear el diseño de los productos y servicios.</text:p>
                    </text:list-item>
                    <text:list-item>
                      <text:p text:style-name="P19">Equipo de ingeniería: responsable de desarrollar la tecnología de los productos y servicios.</text:p>
                    </text:list-item>
                    <text:list-item>
                      <text:p text:style-name="P19">Equipo de marketing: responsable de promocionar los productos y servicios.</text:p>
                    </text:list-item>
                  </text:list>
                </text:list-item>
                <text:list-item>
                  <text:p text:style-name="P17">Departamento de programación</text:p>
                  <text:p text:style-name="P19"><text:span text:style-name="T18">R</text:span>esponsable de desarrollar y mantener la plataforma tecnológica de la empresa.</text:p>
                </text:list-item>
                <text:list-item>
                  <text:p text:style-name="P17">Departamento de marketing</text:p>
                  <text:p text:style-name="P16"><text:span text:style-name="T14">R</text:span><text:span text:style-name="T13">esponsable de promocionar la empresa y sus productos y servicios. </text:span><text:span text:style-name="T14">Incluye al equipo de SEO, SEM y de social media.</text:span></text:p>
                </text:list-item>
                <text:list-item>
                  <text:p text:style-name="P17"><text:span text:style-name="T18">Departamento de servicios</text:span></text:p>
                  <text:p text:style-name="P20">Responsable de dar soporte a los clientes de la empresa. Incluye al equipo de atención al cliente, logística, postventa.</text:p>
                </text:list-item>
                <text:list-item>
                  <text:p text:style-name="P18">Además, está el equipo de RRHH, finanzas y jurídico.</text:p>
                </text:list-item>
              </text:list>
            </text:list-item>
          </text:list>
        </text:list-item>
      </text:list>
      <text:p text:style-name="P21"><text:span text:style-name="T11"><text:tab/></text:span><text:span text:style-name="T15">Mi posición en la empresa es la de programador web dentro del departamento <text:tab/>de programación.</text:span></text:p>
      <text:p text:style-name="P21"><text:span text:style-name="T15"/></text:p>
      <text:h text:style-name="Título_20_Arial" text:outline-level="1" text:is-list-header="true"><text:bookmark-start text:name="__RefHeading___Toc16153_2325840103"/><text:soft-page-break/><text:span text:style-name="T19">Título</text:span> Arial <text:span text:style-name="T6">2</text:span><text:bookmark-end text:name="__RefHeading___Toc16153_2325840103"/></text:h>
      <text:p text:style-name="P11">Cuerpo de texto <text:span text:style-name="T6">2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bibliography text:style-name="Sect1" text:protected="true" text:name="Bibliografía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p text:style-name="P6"><text:soft-page-break/>Bibliografía / <text:span text:style-name="T7">Webgrafía</text:span></text:p>
          </text:index-title>
        </text:index-body>
      </text:bibliography>
      <text:p text:style-name="P14">Cuerp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Anex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logoFull" xlink:href="Pictures/10000000000001C40000006F1802911F0BC787F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Cuerpo_20_de_20_texto_20_Arial" style:display-name="Cuerpo de texto Arial" style:family="paragraph" style:parent-style-name="Text_20_body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abecera_20_Arial" style:display-name="Cabecera Arial" style:family="paragraph" style:parent-style-name="Header">
      <style:text-properties style:font-name="Arial4" fo:font-family="Arial" style:font-style-name="Normal" style:font-family-generic="swiss" style:font-pitch="variable" fo:font-size="14pt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Pie_20_de_20_página_20_derecho_20_Arial" style:display-name="Pie de página derecho Arial" style:family="paragraph" style:parent-style-name="Footer_20_right" style:next-style-name="Footer_20_left" style:master-page-name="">
      <style:paragraph-properties style:page-number="auto"/>
      <style:text-properties style:font-name="Arial4" fo:font-family="Arial" style:font-style-name="Normal" style:font-family-generic="swiss" style:font-pitch="variable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Arial3" fo:font-family="Arial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ota_20_al_20_pie_20_Arial" style:display-name="Nota al pie Arial" style:family="paragraph" style:parent-style-name="Footnote">
      <style:text-properties style:font-name="Arial4" fo:font-family="Arial" style:font-style-name="Normal" style:font-family-generic="swiss" style:font-pitch="variable"/>
    </style:style>
    <style:style style:name="Nota_20_al_20_final_20_Arial" style:display-name="Nota al final Arial" style:family="paragraph" style:parent-style-name="Endnote"/>
    <style:style style:name="Título_20_Arial" style:display-name="Título Arial" style:family="paragraph" style:parent-style-name="Heading_20_1" style:auto-update="true" style:master-page-name="">
      <style:paragraph-properties fo:text-align="center" style:justify-single-word="false" style:page-number="auto"/>
      <style:text-properties style:font-name="Arial3" fo:font-family="Arial" style:font-style-name="Negrita" style:font-family-generic="swiss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ítulo_20_del_20_índice_20_Arial" style:display-name="Título del índice Arial" style:family="paragraph" style:parent-style-name="Index_20_Heading" style:auto-update="true">
      <style:paragraph-properties fo:text-align="center" style:justify-single-word="false"/>
      <style:text-properties style:font-name="Arial3" fo:font-family="Arial" style:font-style-name="Negrita" style:font-family-generic="swiss" style:font-pitch="variable" fo:font-size="14pt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1" officeooo:rsid="001719d1" officeooo:paragraph-rsid="001719d1"/>
    </style:style>
    <style:style style:name="MT1" style:family="text">
      <style:text-properties officeooo:rsid="0019b053"/>
    </style:style>
    <style:style style:name="MT2" style:family="text">
      <style:text-properties officeooo:rsid="00261303"/>
    </style:style>
    <style:page-layout style:name="Mpm1">
      <style:page-layout-properties fo:page-width="21.001cm" fo:page-height="29.7cm" style:num-format="1" style:print-orientation="portrait" fo:margin-top="1.349cm" fo:margin-bottom="1.349cm" fo:margin-left="2.401cm" fo:margin-right="2.401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dynamic-spacing="false" draw:fill="bitmap" draw:fill-color="#729fcf" draw:fill-image-name="logoFull" draw:fill-image-width="30%" draw:fill-image-height="60%" style:repeat="no-repeat" draw:fill-image-ref-point-x="0%" draw:fill-image-ref-point-y="0%" draw:fill-image-ref-point="right" draw:tile-repeat-offset="0% vertical">
          <style:background-image xlink:href="Pictures/10000000000001C40000006F1802911F0BC787F5.jpg" xlink:type="simple" xlink:actuate="onLoad" style:position="center right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349cm" fo:margin-bottom="1.349cm" fo:margin-left="2.401cm" fo:margin-right="2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eb “Hotel Aura de Mallorca” instalación / manual</text:p>
      </style:header>
      <style:footer>
        <text:p text:style-name="Pie_20_de_20_página_20_derecho_20_Arial"><text:span text:style-name="MT1">Fernando Gonzalez Serrano. </text:span><text:span text:style-name="MT2">Página</text:span> 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Páginas_20_sin_20_numeración" style:display-name="Páginas sin numeración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3:16:49.282000000</meta:creation-date>
    <dc:date>2023-09-30T15:17:30.223000000</dc:date>
    <meta:editing-duration>PT2H1S</meta:editing-duration>
    <meta:editing-cycles>25</meta:editing-cycles>
    <meta:generator>LibreOffice/7.6.1.2$Windows_X86_64 LibreOffice_project/f5defcebd022c5bc36bbb79be232cb6926d8f674</meta:generator>
    <meta:print-date>2023-09-30T15:17:33.824000000</meta:print-date>
    <meta:printed-by>Archivos PDF</meta:printed-by>
    <meta:document-statistic meta:table-count="0" meta:image-count="0" meta:object-count="0" meta:page-count="6" meta:paragraph-count="40" meta:word-count="301" meta:character-count="1856" meta:non-whitespace-character-count="1609"/>
  </office:meta>
</office:document-meta>
</file>